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878cm"/>
    </style:style>
    <style:style style:name="pr1" style:family="presentation" style:parent-style-name="Hymn_25_20template-notes">
      <style:graphic-properties draw:fill-color="#ffffff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text-properties fo:color="#ffffff" style:font-name="Segoe UI" fo:font-size="26pt" fo:font-style="normal" style:text-underline-style="none" style:font-size-asian="26pt" style:font-style-asian="normal" style:font-size-complex="2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5" style:family="paragraph">
      <style:paragraph-properties fo:margin-left="0.318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6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7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8" style:family="paragraph">
      <style:paragraph-properties fo:margin-left="0.318cm" fo:margin-right="0cm" fo:margin-top="0cm" fo:margin-bottom="0cm" fo:text-indent="-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language="en" fo:country="US" fo:font-style="normal" style:text-underline-style="solid" style:text-underline-width="auto" style:text-underline-color="font-color" fo:font-weight="normal" style:font-size-asian="26pt" style:language-asian="ar" style:country-asian="SA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ffffff" style:font-name="Segoe UI" fo:font-size="28pt" fo:language="en" fo:country="US" fo:font-style="italic" style:text-underline-style="none" fo:font-weight="normal" style:font-size-asian="28pt" style:language-asian="ar" style:country-asian="SA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1" fo:font-size="32pt" fo:text-shadow="1pt 1pt" fo:font-weight="normal" style:font-name-asian="Segoe UI1" style:font-size-asian="32pt" style:font-weight-asian="normal" style:font-name-complex="Segoe UI1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style:style style:name="T6" style:family="text">
      <style:text-properties fo:color="#ffffff" style:text-position="super 58%" style:font-name="Segoe UI1" fo:font-size="32pt" fo:text-shadow="1pt 1pt" style:font-name-asian="Segoe UI1" style:font-size-asian="32pt" style:font-name-complex="Segoe UI1" style:font-size-complex="32pt"/>
    </style:style>
    <style:style style:name="T7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>
        <draw:frame draw:style-name="gr1" draw:text-style-name="P2" draw:layer="layout" svg:width="25.4cm" svg:height="2.774cm" svg:x="1.27cm" svg:y="0.254cm">
          <draw:text-box>
            <text:p text:style-name="P1"><text:span text:style-name="T1">Old Testament Reading</text:span></text:p>
            <text:p text:style-name="P1"><text:span text:style-name="T2">Proverbs 8:1–4, 22–3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>
        <draw:frame draw:style-name="gr1" draw:text-style-name="P7" draw:layer="layout" svg:width="25.146cm" svg:height="6.263cm" svg:x="1.524cm" svg:y="0.508cm">
          <draw:text-box>
            <text:p text:style-name="P4"><text:span text:style-name="T3">1</text:span><text:span text:style-name="T4">Does not wisdom call?</text:span></text:p>
            <text:p text:style-name="P5"><text:span text:style-name="T5">Does not understanding raise her voice?</text:span></text:p>
            <text:p text:style-name="P6"><text:span text:style-name="T6">2</text:span><text:span text:style-name="T5">On the heights beside the way,</text:span></text:p>
            <text:p text:style-name="P5"><text:span text:style-name="T5">at the crossroads she takes her stand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>
        <draw:frame draw:style-name="gr1" draw:text-style-name="P7" draw:layer="layout" svg:width="25.146cm" svg:height="6.263cm" svg:x="1.524cm" svg:y="0.508cm">
          <draw:text-box>
            <text:p text:style-name="P4"><text:span text:style-name="T3">3</text:span><text:span text:style-name="T4">beside the gates in front of the town,</text:span></text:p>
            <text:p text:style-name="P5"><text:span text:style-name="T4">at the entrance of the portals she cries aloud:</text:span></text:p>
            <text:p text:style-name="P6"><text:span text:style-name="T3">4</text:span><text:span text:style-name="T4">“To you, O men, I call,</text:span></text:p>
            <text:p text:style-name="P5"><text:span text:style-name="T4">and my cry is to the children of ma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>
        <draw:frame draw:style-name="gr1" draw:text-style-name="P7" draw:layer="layout" svg:width="25.146cm" svg:height="6.263cm" svg:x="1.524cm" svg:y="0.508cm">
          <draw:text-box>
            <text:p text:style-name="P8"><text:span text:style-name="T6">22</text:span><text:span text:style-name="T5">“The L</text:span><text:span text:style-name="T7">ORD</text:span><text:span text:style-name="T5"> possessed me at the beginning of his work, the first of his acts of old.</text:span></text:p>
            <text:p text:style-name="P6"><text:span text:style-name="T6">23</text:span><text:span text:style-name="T5">Ages ago I was set up,</text:span></text:p>
            <text:p text:style-name="P5"><text:span text:style-name="T5">at the first, before the beginning of the eart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>
        <draw:frame draw:style-name="gr3" draw:text-style-name="P7" draw:layer="layout" svg:width="25.146cm" svg:height="7.766cm" svg:x="1.524cm" svg:y="0.508cm">
          <draw:text-box>
            <text:p text:style-name="P8"><text:span text:style-name="T6">24</text:span><text:span text:style-name="T5">When there were no depths I was brought forth, when there were no springs abounding with water.</text:span></text:p>
            <text:p text:style-name="P8"><text:span text:style-name="T6">25</text:span><text:span text:style-name="T5">Before the mountains had been shaped, before the hills, I was brought forth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>
        <draw:frame draw:style-name="gr3" draw:text-style-name="P7" draw:layer="layout" svg:width="25.146cm" svg:height="6.263cm" svg:x="1.524cm" svg:y="0.508cm">
          <draw:text-box>
            <text:p text:style-name="P8"><text:span text:style-name="T6">26</text:span><text:span text:style-name="T5">before he had made the earth with its fields,</text:span></text:p>
            <text:p text:style-name="P5"><text:span text:style-name="T5">or the first of the dust of the world.</text:span></text:p>
            <text:p text:style-name="P6"><text:span text:style-name="T6">27</text:span><text:span text:style-name="T5">When he established the heavens, I was there;</text:span></text:p>
            <text:p text:style-name="P5"><text:span text:style-name="T5">when he drew a circle on the face of the deep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>
        <draw:frame draw:style-name="gr4" draw:text-style-name="P9" draw:layer="layout" svg:width="25.654cm" svg:height="7.766cm" svg:x="1.27cm" svg:y="0.616cm">
          <draw:text-box>
            <text:p text:style-name="P6"><text:span text:style-name="T6">28</text:span><text:span text:style-name="T5">when he made firm the skies above,</text:span></text:p>
            <text:p text:style-name="P5"><text:span text:style-name="T5">when he established the fountains of the deep,</text:span></text:p>
            <text:p text:style-name="P6"><text:span text:style-name="T6">29</text:span><text:span text:style-name="T5">when he assigned to the sea its limit, so that the waters might not transgress his command, when he marked out the foundations of the earth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>
        <draw:frame draw:style-name="gr5" draw:text-style-name="P9" draw:layer="layout" svg:width="25.654cm" svg:height="8.128cm" svg:x="1.524cm" svg:y="0.508cm">
          <draw:text-box>
            <text:p text:style-name="P6"><text:span text:style-name="T6">30</text:span><text:span text:style-name="T5">then I was beside him, like a master workman,</text:span></text:p>
            <text:p text:style-name="P5"><text:span text:style-name="T5">and I was daily his delight, rejoicing before him always,</text:span></text:p>
            <text:p text:style-name="P8"><text:span text:style-name="T6">31</text:span><text:span text:style-name="T5">rejoicing in his inhabited world and delighting in the children of man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Calibri1" svg:font-family="Calibri" style:font-family-generic="swiss" style:font-pitch="variable"/>
    <style:font-face style:name="Segoe UI" svg:font-family="'Segoe UI'" style:font-family-generic="swiss" style:font-pitch="variable"/>
    <style:font-face style:name="Trebuchet MS1" svg:font-family="'Trebuchet MS'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6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23:59:39.689000000</meta:creation-date>
    <dc:date>2016-05-18T00:00:40.651000000</dc:date>
    <meta:editing-duration>PT1M1S</meta:editing-duration>
    <meta:editing-cycles>1</meta:editing-cycles>
    <meta:document-statistic meta:object-count="56"/>
    <meta:generator>LibreOffice/5.1.2.2$Windows_X86_64 LibreOffice_project/d3bf12ecb743fc0d20e0be0c58ca359301eb705f</meta:generator>
  </office:meta>
</office:document-meta>
</file>